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7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/>
          <table:table-cell office:value-type="string" calcext:value-type="string">
            <text:p>Concatenad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cceso_presupuesto_usuario</text:p>
          </table:table-cell>
          <table:table-cell office:value-type="string" calcext:value-type="string">
            <text:p>model_presupuesto</text:p>
          </table:table-cell>
          <table:table-cell office:value-type="string" calcext:value-type="string">
            <text:p>group_pelicula_usuari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]&amp;&quot;,&quot;&amp;[.B3]&amp;&quot;,&quot;&amp;[.C3]&amp;&quot;,&quot;&amp;[.D3]&amp;&quot;,&quot;&amp;[.E3]&amp;&quot;,&quot;&amp;[.F3]&amp;&quot;,&quot;&amp;[.G3]&amp;&quot;,&quot;&amp;[.H3]" office:value-type="string" office:string-value="acceso_presupuesto_usuario,acceso_presupuesto_usuario,model_presupuesto,group_pelicula_usuario,1,0,0,0" calcext:value-type="string">
            <text:p>acceso_presupuesto_usuario,acceso_presupuesto_usuario,model_presupuesto,group_pelicula_usuario,1,0,0,0</text:p>
          </table:table-cell>
        </table:table-row>
        <table:table-row table:style-name="ro1">
          <table:table-cell table:number-columns-repeated="2" office:value-type="string" calcext:value-type="string">
            <text:p>acceso_presupuesto_detalle_usuario</text:p>
          </table:table-cell>
          <table:table-cell office:value-type="string" calcext:value-type="string">
            <text:p>model_presupuesto_detalle</text:p>
          </table:table-cell>
          <table:table-cell office:value-type="string" calcext:value-type="string">
            <text:p>group_pelicula_usuari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4]&amp;&quot;,&quot;&amp;[.B4]&amp;&quot;,&quot;&amp;[.C4]&amp;&quot;,&quot;&amp;[.D4]&amp;&quot;,&quot;&amp;[.E4]&amp;&quot;,&quot;&amp;[.F4]&amp;&quot;,&quot;&amp;[.G4]&amp;&quot;,&quot;&amp;[.H4]" office:value-type="string" office:string-value="acceso_presupuesto_detalle_usuario,acceso_presupuesto_detalle_usuario,model_presupuesto_detalle,group_pelicula_usuario,1,0,0,0" calcext:value-type="string">
            <text:p>acceso_presupuesto_detalle_usuario,acceso_presupuesto_detalle_usuario,model_presupuesto_detalle,group_pelicula_usuario,1,0,0,0</text:p>
          </table:table-cell>
        </table:table-row>
        <table:table-row table:style-name="ro1">
          <table:table-cell table:number-columns-repeated="2" office:value-type="string" calcext:value-type="string">
            <text:p>acceso_recurso_cinematografico_usuario</text:p>
          </table:table-cell>
          <table:table-cell office:value-type="string" calcext:value-type="string">
            <text:p>model_recurso_cinematografico</text:p>
          </table:table-cell>
          <table:table-cell office:value-type="string" calcext:value-type="string">
            <text:p>group_pelicula_usuari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5]&amp;&quot;,&quot;&amp;[.B5]&amp;&quot;,&quot;&amp;[.C5]&amp;&quot;,&quot;&amp;[.D5]&amp;&quot;,&quot;&amp;[.E5]&amp;&quot;,&quot;&amp;[.F5]&amp;&quot;,&quot;&amp;[.G5]&amp;&quot;,&quot;&amp;[.H5]" office:value-type="string" office:string-value="acceso_recurso_cinematografico_usuario,acceso_recurso_cinematografico_usuario,model_recurso_cinematografico,group_pelicula_usuario,1,0,0,0" calcext:value-type="string">
            <text:p>acceso_recurso_cinematografico_usuario,acceso_recurso_cinematografico_usuario,model_recurso_cinematografico,group_pelicula_usuario,1,0,0,0</text:p>
          </table:table-cell>
        </table:table-row>
        <table:table-row table:style-name="ro1">
          <table:table-cell table:number-columns-repeated="2" office:value-type="string" calcext:value-type="string">
            <text:p>acceso_genero_usuario</text:p>
          </table:table-cell>
          <table:table-cell office:value-type="string" calcext:value-type="string">
            <text:p>model_genero</text:p>
          </table:table-cell>
          <table:table-cell office:value-type="string" calcext:value-type="string">
            <text:p>group_pelicula_usuari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6]&amp;&quot;,&quot;&amp;[.B6]&amp;&quot;,&quot;&amp;[.C6]&amp;&quot;,&quot;&amp;[.D6]&amp;&quot;,&quot;&amp;[.E6]&amp;&quot;,&quot;&amp;[.F6]&amp;&quot;,&quot;&amp;[.G6]&amp;&quot;,&quot;&amp;[.H6]" office:value-type="string" office:string-value="acceso_genero_usuario,acceso_genero_usuario,model_genero,group_pelicula_usuario,1,0,0,0" calcext:value-type="string">
            <text:p>acceso_genero_usuario,acceso_genero_usuario,model_genero,group_pelicula_usuario,1,0,0,0</text:p>
          </table:table-cell>
        </table:table-row>
        <table:table-row table:style-name="ro1">
          <table:table-cell table:number-columns-repeated="9"/>
          <table:table-cell table:formula="of:=[.A7]&amp;&quot;,&quot;&amp;[.B7]&amp;&quot;,&quot;&amp;[.C7]&amp;&quot;,&quot;&amp;[.D7]&amp;&quot;,&quot;&amp;[.E7]&amp;&quot;,&quot;&amp;[.F7]&amp;&quot;,&quot;&amp;[.G7]&amp;&quot;,&quot;&amp;[.H7]" office:value-type="string" office:string-value=",,,,,,," calcext:value-type="string">
            <text:p>,,,,,,,</text:p>
          </table:table-cell>
        </table:table-row>
        <table:table-row table:style-name="ro1">
          <table:table-cell table:number-columns-repeated="2" office:value-type="string" calcext:value-type="string">
            <text:p>acceso_presupuesto_administrador</text:p>
          </table:table-cell>
          <table:table-cell office:value-type="string" calcext:value-type="string">
            <text:p>model_presupuesto</text:p>
          </table:table-cell>
          <table:table-cell office:value-type="string" calcext:value-type="string">
            <text:p>group_pelicula_administrado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8]&amp;&quot;,&quot;&amp;[.B8]&amp;&quot;,&quot;&amp;[.C8]&amp;&quot;,&quot;&amp;[.D8]&amp;&quot;,&quot;&amp;[.E8]&amp;&quot;,&quot;&amp;[.F8]&amp;&quot;,&quot;&amp;[.G8]&amp;&quot;,&quot;&amp;[.H8]" office:value-type="string" office:string-value="acceso_presupuesto_administrador,acceso_presupuesto_administrador,model_presupuesto,group_pelicula_administrador,1,1,1,1" calcext:value-type="string">
            <text:p>acceso_presupuesto_administrador,acceso_presupuesto_administrador,model_presupuesto,group_pelicula_administrador,1,1,1,1</text:p>
          </table:table-cell>
        </table:table-row>
        <table:table-row table:style-name="ro1">
          <table:table-cell table:number-columns-repeated="2" office:value-type="string" calcext:value-type="string">
            <text:p>acceso_presupuesto_detalle_administrador</text:p>
          </table:table-cell>
          <table:table-cell office:value-type="string" calcext:value-type="string">
            <text:p>model_presupuesto_detalle</text:p>
          </table:table-cell>
          <table:table-cell office:value-type="string" calcext:value-type="string">
            <text:p>group_pelicula_administrado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9]&amp;&quot;,&quot;&amp;[.B9]&amp;&quot;,&quot;&amp;[.C9]&amp;&quot;,&quot;&amp;[.D9]&amp;&quot;,&quot;&amp;[.E9]&amp;&quot;,&quot;&amp;[.F9]&amp;&quot;,&quot;&amp;[.G9]&amp;&quot;,&quot;&amp;[.H9]" office:value-type="string" office:string-value="acceso_presupuesto_detalle_administrador,acceso_presupuesto_detalle_administrador,model_presupuesto_detalle,group_pelicula_administrador,1,1,1,1" calcext:value-type="string">
            <text:p>acceso_presupuesto_detalle_administrador,acceso_presupuesto_detalle_administrador,model_presupuesto_detalle,group_pelicula_administrador,1,1,1,1</text:p>
          </table:table-cell>
        </table:table-row>
        <table:table-row table:style-name="ro1">
          <table:table-cell table:number-columns-repeated="2" office:value-type="string" calcext:value-type="string">
            <text:p>acceso_recurso_cinematografico_administrador</text:p>
          </table:table-cell>
          <table:table-cell office:value-type="string" calcext:value-type="string">
            <text:p>model_recurso_cinematografico</text:p>
          </table:table-cell>
          <table:table-cell office:value-type="string" calcext:value-type="string">
            <text:p>group_pelicula_administrado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10]&amp;&quot;,&quot;&amp;[.B10]&amp;&quot;,&quot;&amp;[.C10]&amp;&quot;,&quot;&amp;[.D10]&amp;&quot;,&quot;&amp;[.E10]&amp;&quot;,&quot;&amp;[.F10]&amp;&quot;,&quot;&amp;[.G10]&amp;&quot;,&quot;&amp;[.H10]" office:value-type="string" office:string-value="acceso_recurso_cinematografico_administrador,acceso_recurso_cinematografico_administrador,model_recurso_cinematografico,group_pelicula_administrador,1,1,1,1" calcext:value-type="string">
            <text:p>acceso_recurso_cinematografico_administrador,acceso_recurso_cinematografico_administrador,model_recurso_cinematografico,group_pelicula_administrador,1,1,1,1</text:p>
          </table:table-cell>
        </table:table-row>
        <table:table-row table:style-name="ro1">
          <table:table-cell table:number-columns-repeated="2" office:value-type="string" calcext:value-type="string">
            <text:p>acceso_genero_administrador</text:p>
          </table:table-cell>
          <table:table-cell office:value-type="string" calcext:value-type="string">
            <text:p>model_genero</text:p>
          </table:table-cell>
          <table:table-cell office:value-type="string" calcext:value-type="string">
            <text:p>group_pelicula_administrado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11]&amp;&quot;,&quot;&amp;[.B11]&amp;&quot;,&quot;&amp;[.C11]&amp;&quot;,&quot;&amp;[.D11]&amp;&quot;,&quot;&amp;[.E11]&amp;&quot;,&quot;&amp;[.F11]&amp;&quot;,&quot;&amp;[.G11]&amp;&quot;,&quot;&amp;[.H11]" office:value-type="string" office:string-value="acceso_genero_administrador,acceso_genero_administrador,model_genero,group_pelicula_administrador,1,1,1,1" calcext:value-type="string">
            <text:p>acceso_genero_administrador,acceso_genero_administrador,model_genero,group_pelicula_administrador,1,1,1,1</text:p>
          </table:table-cell>
        </table:table-row>
        <table:table-row table:style-name="ro1">
          <table:table-cell table:number-columns-repeated="2" office:value-type="string" calcext:value-type="string">
            <text:p>acceso_update_wizard_administrador</text:p>
          </table:table-cell>
          <table:table-cell office:value-type="string" calcext:value-type="string">
            <text:p>model_update_wizard</text:p>
          </table:table-cell>
          <table:table-cell office:value-type="string" calcext:value-type="string">
            <text:p>group_pelicula_administrado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[.A12]&amp;&quot;,&quot;&amp;[.B12]&amp;&quot;,&quot;&amp;[.C12]&amp;&quot;,&quot;&amp;[.D12]&amp;&quot;,&quot;&amp;[.E12]&amp;&quot;,&quot;&amp;[.F12]&amp;&quot;,&quot;&amp;[.G12]&amp;&quot;,&quot;&amp;[.H12]" office:value-type="string" office:string-value="acceso_update_wizard_administrador,acceso_update_wizard_administrador,model_update_wizard,group_pelicula_administrador,1,1,1,1" calcext:value-type="string">
            <text:p>acceso_update_wizard_administrador,acceso_update_wizard_administrador,model_update_wizard,group_pelicula_administrador,1,1,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10:53.795873351</meta:creation-date>
    <dc:date>2023-05-08T11:18:37.647936606</dc:date>
    <meta:editing-duration>PT7M44S</meta:editing-duration>
    <meta:editing-cycles>1</meta:editing-cycles>
    <meta:document-statistic meta:table-count="1" meta:cell-count="91" meta:object-count="0"/>
    <meta:generator>LibreOffice/7.3.2.2$Linux_X86_64 LibreOffice_project/30$Build-2</meta:generator>
  </office:meta>
</office:document-meta>
</file>